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2.675cm"/>
      <style:paragraph-properties style:writing-mode="lr-tb"/>
    </style:style>
    <style:style style:name="gr2" style:family="graphic" style:parent-style-name="standard">
      <style:graphic-properties draw:stroke="dash" draw:stroke-dash="Dot" svg:stroke-color="#000000" svg:stroke-linecap="butt" draw:fill="none" draw:textarea-horizontal-align="justify" draw:textarea-vertical-align="top" draw:auto-grow-height="false" fo:min-height="1.02cm" fo:min-width="3.25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1.405cm"/>
      <style:paragraph-properties style:writing-mode="lr-tb"/>
    </style:style>
    <style:style style:name="gr4" style:family="graphic" style:parent-style-name="standard">
      <style:graphic-properties draw:stroke="dash" draw:stroke-dash="Dot" svg:stroke-color="#000000" svg:stroke-linecap="butt" draw:fill="none" draw:textarea-horizontal-align="justify" draw:textarea-vertical-align="top" draw:auto-grow-height="false" fo:min-height="1.02cm" fo:min-width="2.51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0.318cm"/>
      <style:paragraph-properties style:writing-mode="lr-tb"/>
    </style:style>
    <style:style style:name="gr6" style:family="graphic" style:parent-style-name="standard">
      <style:graphic-properties draw:stroke="dash" draw:stroke-dash="Dot" svg:stroke-color="#000000" svg:stroke-linecap="butt" draw:fill="none" draw:textarea-horizontal-align="justify" draw:textarea-vertical-align="top" draw:auto-grow-height="false" fo:min-height="1.02cm" fo:min-width="1.88cm"/>
      <style:paragraph-properties style:writing-mode="lr-tb"/>
    </style:style>
    <style:style style:name="gr7" style:family="graphic" style:parent-style-name="standard">
      <style:graphic-properties draw:stroke="dash" draw:stroke-dash="Dot" svg:stroke-color="#000000" svg:stroke-linecap="butt" draw:fill="none" draw:textarea-horizontal-align="justify" draw:textarea-vertical-align="top" draw:auto-grow-height="false" fo:min-height="1.02cm" fo:min-width="0.928cm"/>
      <style:paragraph-properties style:writing-mode="lr-tb"/>
    </style:style>
    <style:style style:name="gr8" style:family="graphic" style:parent-style-name="objectwithoutfill">
      <style:graphic-properties svg:stroke-width="0.035cm" svg:stroke-color="#ff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ff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ff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textarea-horizontal-align="justify" draw:textarea-vertical-align="middle" draw:auto-grow-height="false" fo:min-height="0.385cm" fo:min-width="1.098cm"/>
      <style:paragraph-properties style:writing-mode="lr-tb"/>
    </style:style>
    <style:style style:name="gr12" style:family="graphic" style:parent-style-name="standard">
      <style:graphic-properties draw:stroke="dash" draw:stroke-dash="Dot" svg:stroke-color="#000000" svg:stroke-linecap="butt" draw:fill="none" draw:textarea-horizontal-align="justify" draw:textarea-vertical-align="top" draw:auto-grow-height="false" fo:min-height="1.02cm" fo:min-width="1.6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0.053cm"/>
      <style:paragraph-properties style:writing-mode="lr-tb"/>
    </style:style>
    <style:style style:name="gr14" style:family="graphic" style:parent-style-name="standard">
      <style:graphic-properties draw:stroke="dash" draw:stroke-dash="Dot" svg:stroke-color="#000000" svg:stroke-linecap="butt" draw:fill="none" draw:textarea-horizontal-align="justify" draw:textarea-vertical-align="top" draw:auto-grow-height="false" fo:min-height="1.02cm" fo:min-width="1.373cm"/>
      <style:paragraph-properties style:writing-mode="lr-tb"/>
    </style:style>
    <style:style style:name="gr15" style:family="graphic" style:parent-style-name="standard">
      <style:graphic-properties draw:stroke="dash" draw:stroke-dash="Dot" svg:stroke-color="#000000" svg:stroke-linecap="butt" draw:fill="none" draw:textarea-horizontal-align="justify" draw:textarea-vertical-align="top" draw:auto-grow-height="false" fo:min-height="1.02cm" fo:min-width="1.638cm"/>
      <style:paragraph-properties style:writing-mode="lr-tb"/>
    </style:style>
    <style:style style:name="gr16" style:family="graphic" style:parent-style-name="standard">
      <style:graphic-properties draw:stroke="dash" draw:stroke-dash="Dot" svg:stroke-color="#000000" svg:stroke-linecap="butt" draw:fill="none" draw:textarea-horizontal-align="justify" draw:textarea-vertical-align="top" draw:auto-grow-height="false" fo:min-height="1.02cm" fo:min-width="0.725cm"/>
      <style:paragraph-properties style:writing-mode="lr-tb"/>
    </style:style>
    <style:style style:name="gr17" style:family="graphic" style:parent-style-name="objectwithoutfill">
      <style:graphic-properties svg:stroke-width="0.035cm" svg:stroke-color="#ff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ff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ff0000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ff0000" draw:marker-start-width="0.252cm" draw:marker-end="Arrowheads_20_10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ff0000" draw:marker-start-width="0.252cm" draw:marker-end="Arrowheads_20_11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textarea-horizontal-align="justify" draw:textarea-vertical-align="middle" draw:auto-grow-height="false" fo:min-height="0.385cm" fo:min-width="0.91cm"/>
      <style:paragraph-properties style:writing-mode="lr-tb"/>
    </style:style>
    <style:style style:name="gr23" style:family="graphic" style:parent-style-name="standard">
      <style:graphic-properties draw:stroke="dash" draw:stroke-dash="Dot" svg:stroke-color="#000000" svg:stroke-linecap="butt" draw:fill="none" draw:textarea-horizontal-align="justify" draw:textarea-vertical-align="top" draw:auto-grow-height="false" fo:min-height="1.438cm" fo:min-width="2.119cm"/>
      <style:paragraph-properties style:writing-mode="lr-tb"/>
    </style:style>
    <style:style style:name="gr24" style:family="graphic" style:parent-style-name="objectwithoutfill">
      <style:graphic-properties svg:stroke-width="0.035cm" svg:stroke-color="#ff0000" draw:marker-start-width="0.252cm" draw:marker-end="Arrowheads_20_12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textarea-horizontal-align="justify" draw:textarea-vertical-align="middle" draw:auto-grow-height="false" fo:min-height="0.385cm" fo:min-width="2.728cm"/>
      <style:paragraph-properties style:writing-mode="lr-tb"/>
    </style:style>
    <style:style style:name="gr26" style:family="graphic" style:parent-style-name="standard">
      <style:graphic-properties draw:stroke="dash" draw:stroke-dash="Dot" svg:stroke-color="#000000" svg:stroke-linecap="butt" draw:fill="none" draw:textarea-horizontal-align="justify" draw:textarea-vertical-align="top" draw:auto-grow-height="false" fo:min-height="1.185cm" fo:min-width="4.27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85cm" fo:min-width="0.66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385cm" fo:min-width="0.96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385cm" fo:min-width="0.86cm"/>
      <style:paragraph-properties style:writing-mode="lr-tb"/>
    </style:style>
    <style:style style:name="gr30" style:family="graphic" style:parent-style-name="standard">
      <style:graphic-properties draw:stroke="dash" draw:stroke-dash="Dot" svg:stroke-color="#000000" svg:stroke-linecap="butt" draw:fill="none" draw:textarea-horizontal-align="justify" draw:textarea-vertical-align="top" draw:auto-grow-height="false" fo:min-height="2.043cm" fo:min-width="4.273cm"/>
      <style:paragraph-properties style:writing-mode="lr-tb"/>
    </style:style>
    <style:style style:name="gr31" style:family="graphic" style:parent-style-name="objectwithoutfill">
      <style:graphic-properties svg:stroke-width="0.035cm" svg:stroke-color="#ff0000" draw:marker-start-width="0.252cm" draw:marker-end="Arrowheads_20_13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font-size="13pt" style:font-size-asian="13pt" style:font-size-complex="13pt"/>
    </style:style>
    <style:style style:name="P2" style:family="paragraph">
      <style:paragraph-properties fo:text-align="start" style:writing-mode="lr-tb"/>
      <style:text-properties fo:letter-spacing="normal"/>
    </style:style>
    <style:style style:name="P3" style:family="paragraph">
      <loext:graphic-properties draw:fill="none"/>
      <style:paragraph-properties fo:text-align="start" style:writing-mode="lr-tb"/>
      <style:text-properties fo:letter-spacing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fo:letter-spacing="normal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0.635cm" svg:x="9.572cm" svg:y="1.952cm">
          <text:p text:style-name="P1"><text:span text:style-name="T1">AC17CPAB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759cm" svg:height="1.27cm" svg:x="9.077cm" svg:y="1.457cm">
          <text:p text:style-name="P2"><text:span text:style-name="T2">ac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0.635cm" svg:x="2.387cm" svg:y="3.552cm">
          <text:p text:style-name="P1"><text:span text:style-name="T1">ABEn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3.015cm" svg:height="1.27cm" svg:x="1.477cm" svg:y="3.057cm">
          <text:p text:style-name="P2"><text:span text:style-name="T2">ABE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818cm" svg:height="0.635cm" svg:x="3.197cm" svg:y="5.724cm">
          <text:p text:style-name="P1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3" draw:id="id3" draw:layer="layout" svg:width="2.38cm" svg:height="1.27cm" svg:x="1.787cm" svg:y="5.157cm">
          <text:p text:style-name="P2"><text:span text:style-name="T2">scheme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818cm" svg:height="0.635cm" svg:x="2.787cm" svg:y="7.706cm">
          <text:p text:style-name="P1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4" draw:id="id4" draw:layer="layout" svg:width="1.428cm" svg:height="1.27cm" svg:x="2.27cm" svg:y="7.157cm">
          <text:p text:style-name="P2"><text:span text:style-name="T2">en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9.077cm" svg:y1="2.092cm" svg:x2="2.984cm" svg:y2="3.057cm" draw:start-shape="id1" draw:start-glue-point="3" draw:end-shape="id2" draw:end-glue-point="0" svg:d="M9077 2092h-6093v965" svg:viewBox="0 0 6094 966">
          <text:p/>
        </draw:connector>
        <draw:connector draw:style-name="gr9" draw:text-style-name="P4" draw:layer="layout" draw:type="line" svg:x1="2.984cm" svg:y1="4.327cm" svg:x2="2.977cm" svg:y2="5.157cm" draw:start-shape="id2" draw:start-glue-point="2" draw:end-shape="id3" svg:d="M2984 4327l-7 830" svg:viewBox="0 0 8 831">
          <text:p/>
        </draw:connector>
        <draw:connector draw:style-name="gr10" draw:text-style-name="P4" draw:layer="layout" draw:type="line" svg:x1="2.977cm" svg:y1="6.427cm" svg:x2="2.984cm" svg:y2="7.157cm" draw:start-shape="id3" draw:start-glue-point="2" draw:end-shape="id4" svg:d="M2977 6427l7 730" svg:viewBox="0 0 8 731">
          <text:p/>
        </draw:connector>
        <draw:custom-shape draw:style-name="gr11" draw:text-style-name="P1" draw:layer="layout" svg:width="1.598cm" svg:height="0.635cm" svg:x="5.987cm" svg:y="4.352cm">
          <text:p text:style-name="P1"><text:span text:style-name="T1">MSP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5" draw:id="id5" draw:layer="layout" svg:width="2.19cm" svg:height="1.27cm" svg:x="5.477cm" svg:y="3.857cm">
          <text:p text:style-name="P2"><text:span text:style-name="T2">m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53cm" svg:height="0.635cm" svg:x="6.832cm" svg:y="6.324cm">
          <text:p text:style-name="P1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6" draw:id="id6" draw:layer="layout" svg:width="1.873cm" svg:height="1.27cm" svg:x="5.623cm" svg:y="5.757cm">
          <text:p text:style-name="P2"><text:span text:style-name="T2">policy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53cm" svg:height="0.635cm" svg:x="5.732cm" svg:y="8.304cm">
          <text:p text:style-name="P1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8" draw:id="id8" draw:layer="layout" svg:width="2.138cm" svg:height="1.27cm" svg:x="4.277cm" svg:y="7.757cm">
          <text:p text:style-name="P2"><text:span text:style-name="T2">py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53cm" svg:height="0.635cm" svg:x="7.632cm" svg:y="8.304cm">
          <text:p text:style-name="P1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7" draw:id="id7" draw:layer="layout" svg:width="1.225cm" svg:height="1.27cm" svg:x="7.077cm" svg:y="7.75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4" draw:layer="layout" svg:x1="10.956cm" svg:y1="2.727cm" svg:x2="6.572cm" svg:y2="3.857cm" draw:start-shape="id1" draw:start-glue-point="2" draw:end-shape="id5" draw:end-glue-point="0" svg:d="M10956 2727v565h-4384v565" svg:viewBox="0 0 4385 1131">
          <text:p/>
        </draw:connector>
        <draw:connector draw:style-name="gr18" draw:text-style-name="P4" draw:layer="layout" draw:type="line" svg:x1="6.572cm" svg:y1="5.127cm" svg:x2="6.559cm" svg:y2="5.757cm" draw:start-shape="id5" draw:start-glue-point="2" draw:end-shape="id6" draw:end-glue-point="0" svg:d="M6572 5127l-13 630" svg:viewBox="0 0 14 631">
          <text:p/>
        </draw:connector>
        <draw:connector draw:style-name="gr19" draw:text-style-name="P4" draw:layer="layout" svg:x1="7.496cm" svg:y1="6.392cm" svg:x2="7.689cm" svg:y2="7.757cm" draw:start-shape="id6" draw:start-glue-point="1" draw:end-shape="id7" draw:end-glue-point="0" svg:d="M7496 6392h193v1365" svg:viewBox="0 0 194 1366">
          <text:p/>
        </draw:connector>
        <draw:connector draw:style-name="gr20" draw:text-style-name="P4" draw:layer="layout" svg:x1="5.623cm" svg:y1="6.392cm" svg:x2="5.346cm" svg:y2="7.757cm" draw:start-shape="id6" draw:start-glue-point="3" draw:end-shape="id8" draw:end-glue-point="0" svg:d="M5623 6392h-277v1365" svg:viewBox="0 0 278 1366">
          <text:p/>
        </draw:connector>
        <draw:connector draw:style-name="gr21" draw:text-style-name="P4" draw:layer="layout" draw:line-skew="0.044cm" svg:x1="7.689cm" svg:y1="9.027cm" svg:x2="2.984cm" svg:y2="8.427cm" draw:start-shape="id7" draw:start-glue-point="2" draw:end-shape="id4" draw:end-glue-point="2" svg:d="M7689 9027v545h-4705v-1145" svg:viewBox="0 0 4706 1146">
          <text:p/>
        </draw:connector>
        <draw:custom-shape draw:style-name="gr22" draw:text-style-name="P1" draw:layer="layout" svg:width="1.41cm" svg:height="0.635cm" svg:x="9.632cm" svg:y="4.604cm">
          <text:p text:style-name="P1"><text:span text:style-name="T1">ZR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9" draw:id="id9" draw:layer="layout" svg:width="2.619cm" svg:height="1.688cm" svg:x="8.523cm" svg:y="3.642cm">
          <text:p text:style-name="P2"><text:span text:style-name="T2">pairing.</text:span></text:p>
          <text:p text:style-name="P2"><text:span text:style-name="T2">pairing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4" draw:layer="layout" draw:type="line" svg:x1="7.667cm" svg:y1="4.492cm" svg:x2="8.523cm" svg:y2="4.486cm" draw:start-shape="id5" draw:start-glue-point="1" draw:end-shape="id9" draw:end-glue-point="3" svg:d="M7667 4492l856-6" svg:viewBox="0 0 857 7">
          <text:p/>
        </draw:connector>
        <draw:custom-shape draw:style-name="gr25" draw:text-style-name="P1" draw:layer="layout" svg:width="3.228cm" svg:height="0.635cm" svg:x="16.187cm" svg:y="3.652cm">
          <text:p text:style-name="P1"><text:span text:style-name="T1">PairingGroup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xml:id="id10" draw:id="id10" draw:layer="layout" svg:width="4.773cm" svg:height="1.435cm" svg:x="15.277cm" svg:y="3.057cm">
          <text:p text:style-name="P2"><text:span text:style-name="T2">pairing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.16cm" svg:height="0.635cm" svg:x="18.632cm" svg:y="5.642cm">
          <text:p text:style-name="P1"><text:span text:style-name="T1">G2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465cm" svg:height="0.635cm" svg:x="17.732cm" svg:y="6.454cm">
          <text:p text:style-name="P1"><text:span text:style-name="T1">pair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36cm" svg:height="0.635cm" svg:x="15.832cm" svg:y="5.642cm">
          <text:p text:style-name="P5"><text:span text:style-name="T1">ZR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16cm" svg:height="0.635cm" svg:x="17.332cm" svg:y="5.642cm">
          <text:p text:style-name="P1"><text:span text:style-name="T1">G1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16cm" svg:height="0.635cm" svg:x="16.432cm" svg:y="6.442cm">
          <text:p text:style-name="P1"><text:span text:style-name="T1">GT</text:span>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svg:x1="12.836cm" svg:y1="2.092cm" svg:x2="17.663cm" svg:y2="3.057cm" draw:start-shape="id1" draw:start-glue-point="1" draw:end-shape="id10" draw:end-glue-point="0" svg:d="M12836 2092h4827v965" svg:viewBox="0 0 4828 966">
          <text:p/>
        </draw:connector>
        <draw:custom-shape draw:style-name="gr30" draw:text-style-name="P3" xml:id="id11" draw:id="id11" draw:layer="layout" svg:width="4.773cm" svg:height="2.293cm" svg:x="15.277cm" svg:y="5.057cm">
          <text:p text:style-name="P2"><text:span text:style-name="T2">pai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4" draw:layer="layout" draw:type="line" svg:x1="17.663cm" svg:y1="4.492cm" svg:x2="17.663cm" svg:y2="5.057cm" draw:start-shape="id10" draw:start-glue-point="2" draw:end-shape="id11" draw:end-glue-point="0" svg:d="M17663 4492v565" svg:viewBox="0 0 1 56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22T20:22:36.149768447</dc:date>
    <meta:editing-duration>PT14M55S</meta:editing-duration>
    <meta:editing-cycles>5</meta:editing-cycles>
    <meta:generator>LibreOffice/7.2.5.2.0$Linux_X86_64 LibreOffice_project/20$Build-2</meta:generator>
    <meta:document-statistic meta:object-count="37"/>
  </office:meta>
</office:document-meta>
</file>